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M1" style:master-page-name="MP0" style:family="paragraph">
      <style:paragraph-properties fo:break-before="page" fo:text-align="center"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  <style:text-properties style:font-name="Times New Roman" fo:text-shadow="0.0138in 0.0138in 0in #000000" fo:color="#0000FF" fo:font-size="16pt" style:font-size-asian="16pt"/>
    </style:style>
    <style:style style:name="P3" style:parent-style-name="Normal" style:family="paragraph">
      <style:text-properties style:language-asian="fr" style:country-asian="FR"/>
    </style:style>
    <style:style style:name="TableColumn5" style:family="table-column">
      <style:table-column-properties style:column-width="3.1986in" style:use-optimal-column-width="false"/>
    </style:style>
    <style:style style:name="TableColumn6" style:family="table-column">
      <style:table-column-properties style:column-width="3.1986in" style:use-optimal-column-width="false"/>
    </style:style>
    <style:style style:name="Table4" style:family="table">
      <style:table-properties style:width="6.3972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P27" style:parent-style-name="Normal" style:family="paragraph">
      <style:text-properties style:language-asian="fr" style:country-asian="FR"/>
    </style:style>
    <style:style style:name="P28" style:parent-style-name="Normal" style:family="paragraph">
      <style:text-properties style:language-asian="fr" style:country-asian="FR"/>
    </style:style>
    <style:style style:name="P29" style:parent-style-name="Normal" style:family="paragraph">
      <style:text-properties style:font-name="Arial" style:font-name-complex="Arial" style:language-asian="fr" style:country-asian="FR"/>
    </style:style>
    <style:style style:name="TableColumn31" style:family="table-column">
      <style:table-column-properties style:column-width="3.1986in" style:use-optimal-column-width="false"/>
    </style:style>
    <style:style style:name="TableColumn32" style:family="table-column">
      <style:table-column-properties style:column-width="3.1986in" style:use-optimal-column-width="false"/>
    </style:style>
    <style:style style:name="Table30" style:family="table">
      <style:table-properties style:width="6.3972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language-asian="fr" style:country-asian="F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P53" style:parent-style-name="Normal" style:family="paragraph">
      <style:text-properties style:font-name="Arial" style:font-name-complex="Arial" style:language-asian="fr" style:country-asian="FR"/>
    </style:style>
    <style:style style:name="P54" style:parent-style-name="Normal" style:family="paragraph">
      <style:text-properties style:font-name="Arial" style:font-name-complex="Arial" style:language-asian="fr" style:country-asian="FR"/>
    </style:style>
    <style:style style:name="P55" style:parent-style-name="Normal" style:family="paragraph">
      <style:text-properties style:language-asian="fr" style:country-asian="FR"/>
    </style:style>
    <style:style style:name="P56" style:parent-style-name="Normal" style:family="paragraph">
      <style:text-properties fo:font-size="12pt" style:font-size-asian="12pt" style:font-size-complex="12pt" style:language-asian="fr" style:country-asian="FR"/>
    </style:style>
    <style:style style:name="P57" style:parent-style-name="Normal" style:family="paragraph">
      <style:text-properties style:font-name="Arial" style:font-name-complex="Arial" style:language-asian="fr" style:country-asian="FR"/>
    </style:style>
    <style:style style:name="P58" style:parent-style-name="Normal" style:family="paragraph">
      <style:text-properties style:font-name="Arial" style:font-name-complex="Arial" style:language-asian="fr" style:country-asian="FR"/>
    </style:style>
    <style:style style:name="P59" style:parent-style-name="Normal" style:family="paragraph">
      <style:text-properties style:font-name="Arial" style:font-name-complex="Arial" style:language-asian="fr" style:country-asian="FR"/>
    </style:style>
    <style:style style:name="P60" style:parent-style-name="Normal" style:family="paragraph">
      <style:text-properties style:font-name="Arial" style:font-name-complex="Arial" style:language-asian="fr" style:country-asian="FR"/>
    </style:style>
    <style:style style:name="P61" style:parent-style-name="Normal" style:family="paragraph">
      <style:text-properties style:font-name="Arial" style:font-name-complex="Arial" style:language-asian="fr" style:country-asian="FR"/>
    </style:style>
    <style:style style:name="P62" style:parent-style-name="Normal" style:family="paragraph">
      <style:text-properties style:font-name="Arial" style:font-name-complex="Arial" style:language-asian="fr" style:country-asian="FR"/>
    </style:style>
    <style:style style:name="P63" style:parent-style-name="Normal" style:family="paragraph">
      <style:text-properties style:font-name="Arial" style:font-name-complex="Arial" style:language-asian="fr" style:country-asian="FR"/>
    </style:style>
    <style:style style:name="P64" style:parent-style-name="Normal" style:family="paragraph">
      <style:text-properties style:font-name="Arial" style:font-name-complex="Arial" style:language-asian="fr" style:country-asian="FR"/>
    </style:style>
  </office:automatic-styles>
  <office:body>
    <office:text text:use-soft-page-breaks="true">
      <text:p text:style-name="P1"><text:bookmark-start text:name="_Toc520089867"/><text:bookmark-start text:name="_Toc520090605"/><text:bookmark-start text:name="_Toc520177521"/><text:bookmark-start text:name="_Toc520193624"/><text:bookmark-start text:name="_Toc520194607"/><text:bookmark-start text:name="_Toc520195205"/><text:bookmark-start text:name="_Toc520196455"/><text:bookmark-start text:name="_Toc525357478"/><text:bookmark-start text:name="_Toc525358320"/><text:bookmark-start text:name="_Toc527779561"/><text:bookmark-start text:name="_Toc527964711"/><text:bookmark-start text:name="_Toc527969733"/><text:bookmark-start text:name="_Toc527969867"/><text:bookmark-start text:name="_Toc528033797"/><text:bookmark-start text:name="_Toc532100432"/><text:bookmark-start text:name="_Toc20045971"/>DOCUMENT DE SYNTHESE SUR LE PROJET :</text:p>
      <text:p text:style-name="Normal"/>
      <text:p text:style-name="Normal"/>
      <text:h text:style-name="Titre1" text:outline-level="1"><text:bookmark-start text:name="_Toc193687400"/><text:bookmark-start text:name="_Toc193687538"/><text:bookmark-start text:name="_Toc193702325"/><text:bookmark-start text:name="_Toc201466360"/><text:bookmark-start text:name="_Toc202083254"/><text:bookmark-end text:name="_Toc520089867"/><text:bookmark-end text:name="_Toc520090605"/><text:bookmark-end text:name="_Toc520177521"/><text:bookmark-end text:name="_Toc520193624"/><text:bookmark-end text:name="_Toc520194607"/><text:bookmark-end text:name="_Toc520195205"/><text:bookmark-end text:name="_Toc520196455"/><text:bookmark-end text:name="_Toc525357478"/><text:bookmark-end text:name="_Toc525358320"/><text:bookmark-end text:name="_Toc527779561"/><text:bookmark-end text:name="_Toc527964711"/><text:bookmark-end text:name="_Toc527969733"/><text:bookmark-end text:name="_Toc527969867"/><text:bookmark-end text:name="_Toc528033797"/><text:bookmark-end text:name="_Toc532100432"/><text:bookmark-end text:name="_Toc20045971"/> <text:bookmark-end text:name="_Toc193687400"/><text:bookmark-end text:name="_Toc193687538"/><text:bookmark-end text:name="_Toc193702325"/><text:bookmark-end text:name="_Toc201466360"/><text:bookmark-end text:name="_Toc202083254"/>Noms/prénoms :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s :</text:p>
          </table:table-cell>
          <table:table-cell table:style-name="TableCell10">
            <text:p text:style-name="P11">Prénoms :</text:p>
          </table:table-cell>
        </table:table-row>
        <table:table-row table:style-name="TableRow12">
          <table:table-cell table:style-name="TableCell13">
            <text:p text:style-name="P14">LAURENT</text:p>
          </table:table-cell>
          <table:table-cell table:style-name="TableCell15">
            <text:p text:style-name="P16">Antoine</text:p>
          </table:table-cell>
        </table:table-row>
        <table:table-row table:style-name="TableRow17">
          <table:table-cell table:style-name="TableCell18">
            <text:p text:style-name="P19">LEBLED</text:p>
          </table:table-cell>
          <table:table-cell table:style-name="TableCell20">
            <text:p text:style-name="P21">Arthur</text:p>
          </table:table-cell>
        </table:table-row>
        <table:table-row table:style-name="TableRow22">
          <table:table-cell table:style-name="TableCell23">
            <text:p text:style-name="P24">RABOUAN</text:p>
          </table:table-cell>
          <table:table-cell table:style-name="TableCell25">
            <text:p text:style-name="P26">Romain</text:p>
          </table:table-cell>
        </table:table-row>
      </table:table>
      <text:p text:style-name="P27"/>
      <text:p text:style-name="P28"/>
      <text:h text:style-name="Titre1" text:outline-level="1"> Tâches réalisées :</text:h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Machines d’apprentissage :</text:p>
          </table:table-cell>
          <table:table-cell table:style-name="TableCell36">
            <text:p text:style-name="P37">Fait ou non fait :</text:p>
          </table:table-cell>
        </table:table-row>
        <table:table-row table:style-name="TableRow38">
          <table:table-cell table:style-name="TableCell39">
            <text:p text:style-name="P40">Réseaux de neurones</text:p>
          </table:table-cell>
          <table:table-cell table:style-name="TableCell41">
            <text:p text:style-name="P42">Fait</text:p>
          </table:table-cell>
        </table:table-row>
        <table:table-row table:style-name="TableRow43">
          <table:table-cell table:style-name="TableCell44">
            <text:p text:style-name="P45">Arbres de<text:s/>décision</text:p>
          </table:table-cell>
          <table:table-cell table:style-name="TableCell46">
            <text:p text:style-name="P47">Fait</text:p>
          </table:table-cell>
        </table:table-row>
        <table:table-row table:style-name="TableRow48">
          <table:table-cell table:style-name="TableCell49">
            <text:p text:style-name="P50">SVM</text:p>
          </table:table-cell>
          <table:table-cell table:style-name="TableCell51">
            <text:p text:style-name="P52">Fait</text:p>
          </table:table-cell>
        </table:table-row>
      </table:table>
      <text:p text:style-name="P53"/>
      <text:p text:style-name="P54">Solution retenue parmi les trois machines d’apprentissage :<text:s/>Réseaux de neurones</text:p>
      <text:p text:style-name="P55"/>
      <text:p text:style-name="P56">S'il y a plusieurs fichiers Python, quel fichier faut-il lancer : bonus.py utilise les trois méthodes. Si vous souhaitez tester chaque méthode individuellement, vous pouvez lancer arbre_de_decision.py, reseau_neurones.py ou svm.py</text:p>
      <text:h text:style-name="Titre1" text:outline-level="1">Partie optionnelle :</text:h>
      <text:p text:style-name="P57"/>
      <text:p text:style-name="P58">Vous vous êtes intéressés à cette partie : oui ou non : <text:s/>oui</text:p>
      <text:p text:style-name="P59">Si oui, qu’avez-vous réalisé précisément ?</text:p>
      <text:p text:style-name="P60">Nous avons créé un fichier permettant de lire une des trois classes (une classe pour chaque méthode d’apprentissage).</text:p>
      <text:p text:style-name="P61">Nous avons ensuite effectué un mélange entre les trois vecteurs résultat (méthode du vote majoritaire).</text:p>
      <text:h text:style-name="Titre1" text:outline-level="1">Des idées ?</text:h>
      <text:p text:style-name="P62"/>
      <text:p text:style-name="P63">Toujours à la recherche de pistes d'améliorations pour susciter votre intérêt, est-ce que vous auriez l'idée d'une prédiction rigolote /motivante à réaliser par vos futurs collègues de I3 ?</text:p>
      <text:p text:style-name="P6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style:letter-kerning="true" fo:font-size="14pt" style:font-size-asian="14pt" style:font-size-complex="10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fo:font-style="italic" style:font-style-asian="italic" fo:font-size="12pt" style:font-size-asian="12pt" style:font-size-complex="10pt" style:language-asian="fr" style:country-asian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 fo:line-height="100%"/>
      <style:text-properties style:font-name="Arial" style:font-name-asian="Times New Roman" fo:font-size="12pt" style:font-size-asian="12pt" style:font-size-complex="10pt" style:language-asian="fr" style:country-asian="FR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line-height="100%"/>
      <style:text-properties style:font-name="Arial" style:font-name-asian="Times New Roman" fo:font-weight="bold" style:font-weight-asian="bold" fo:font-size="12pt" style:font-size-asian="12pt" style:font-size-complex="10pt" style:language-asian="fr" style:country-asian="FR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 fo:margin-bottom="0.0416in" fo:line-height="100%"/>
      <style:text-properties style:font-name="Times New Roman" style:font-name-asian="Times New Roman" style:font-size-complex="10pt" style:language-asian="fr" style:country-asian="FR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 fo:margin-bottom="0.0416in" fo:line-height="100%"/>
      <style:text-properties style:font-name="Times New Roman" style:font-name-asian="Times New Roman" fo:font-style="italic" style:font-style-asian="italic" style:font-size-complex="10pt" style:language-asian="fr" style:country-asian="FR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="Arial" style:font-name-asian="Times New Roman" fo:font-size="10pt" style:font-size-asian="10pt" style:font-size-complex="10pt" style:language-asian="fr" style:country-asian="FR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="Arial" style:font-name-asian="Times New Roman" fo:font-style="italic" style:font-style-asian="italic" fo:font-size="10pt" style:font-size-asian="10pt" style:font-size-complex="10pt" style:language-asian="fr" style:country-asian="FR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="Arial" style:font-name-asian="Times New Roman" fo:font-weight="bold" style:font-weight-asian="bold" fo:font-style="italic" style:font-style-asian="italic" fo:font-size="9pt" style:font-size-asian="9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top="0.25in" fo:margin-bottom="0in" fo:line-height="100%"/>
      <style:text-properties style:font-name="Arial" style:font-name-asian="Times New Roman" fo:font-weight="bold" style:font-weight-asian="bold" fo:text-transform="uppercase" fo:font-size="12pt" style:font-size-asian="12pt" style:font-size-complex="10pt"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0pt" style:font-size-asian="10pt" style:font-size-complex="10pt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in" fo:line-height="100%" fo:margin-left="0.1388in">
        <style:tab-stops/>
      </style:paragraph-properties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together="always" fo:margin-top="0.3333in" fo:margin-bottom="0in" fo:line-height="115%"/>
      <style:text-properties style:font-name="Cambria" style:font-weight-complex="bold" fo:color="#365F91" style:letter-kerning="false" style:font-size-complex="14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Arial" style:font-name-asian="Times New Roman" style:font-name-complex="Times New Roman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Arial" style:font-name-asian="Times New Roman" style:font-name-complex="Times New Roman" fo:font-weight="bold" style:font-weight-asian="bold" fo:font-style="italic" style:font-style-asian="italic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Arial" style:font-name-asian="Times New Roman" style:font-name-complex="Times New Roman" fo:font-size="12pt" style:font-size-asian="12pt" style:font-size-complex="10pt" style:language-asian="fr" style:country-asian="FR"/>
    </style:style>
    <style:style style:name="Titre4Car" style:display-name="Titre 4 Car" style:family="text" style:parent-style-name="Policepardéfaut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style:font-size-complex="10pt" style:language-asian="fr" style:country-asian="FR"/>
    </style:style>
    <style:style style:name="Titre6Car" style:display-name="Titre 6 Car" style:family="text" style:parent-style-name="Policepardéfaut">
      <style:text-properties style:font-name="Times New Roman" style:font-name-asian="Times New Roman" style:font-name-complex="Times New Roman" fo:font-style="italic" style:font-style-asian="italic" style:font-size-complex="10pt" style:language-asian="fr" style:country-asian="FR"/>
    </style:style>
    <style:style style:name="Titre7Car" style:display-name="Titre 7 Car" style:family="text" style:parent-style-name="Policepardéfaut">
      <style:text-properties style:font-name="Arial" style:font-name-asian="Times New Roman" style:font-name-complex="Times New Roman" fo:font-size="10pt" style:font-size-asian="10pt" style:font-size-complex="10pt" style:language-asian="fr" style:country-asian="FR"/>
    </style:style>
    <style:style style:name="Titre8Car" style:display-name="Titre 8 Car" style:family="text" style:parent-style-name="Policepardéfaut">
      <style:text-properties style:font-name="Arial" style:font-name-asian="Times New Roman" style:font-name-complex="Times New Roman" fo:font-style="italic" style:font-style-asian="italic" fo:font-size="10pt" style:font-size-asian="10pt" style:font-size-complex="10pt" style:language-asian="fr" style:country-asian="FR"/>
    </style:style>
    <style:style style:name="Titre9Car" style:display-name="Titre 9 Car" style:family="text" style:parent-style-name="Policepardéfau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fr" style:country-asian="FR"/>
    </style:style>
    <style:style style:name="texteFR" style:display-name="texteFR" style:family="text">
      <style:text-properties fo:language="fr" fo:country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niel SCHANG</meta:initial-creator>
    <dc:creator>Romain RABOUAN</dc:creator>
    <meta:creation-date>2020-01-10T15:35:00Z</meta:creation-date>
    <dc:date>2021-11-29T15:37:00Z</dc:date>
    <meta:print-date>2017-01-27T14:09:00Z</meta:print-date>
    <meta:template xlink:href="Normal" xlink:type="simple"/>
    <meta:editing-cycles>6</meta:editing-cycles>
    <meta:editing-duration>PT540S</meta:editing-duration>
    <meta:document-statistic meta:page-count="2" meta:paragraph-count="2" meta:word-count="172" meta:character-count="1117" meta:row-count="7" meta:non-whitespace-character-count="947"/>
  </office:meta>
</office:document-meta>
</file>